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AA00000519A46E169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width="0.051cm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8000" style:font-name="Times New Roman" fo:font-size="16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Times New Roman" fo:font-size="16pt"/>
    </style:style>
    <style:style style:name="P5" style:family="paragraph">
      <style:paragraph-properties fo:text-align="center"/>
      <style:text-properties style:font-size-asian="14pt" style:font-size-complex="14pt"/>
    </style:style>
    <style:style style:name="P6" style:family="paragraph">
      <style:paragraph-properties fo:text-align="center"/>
      <style:text-properties fo:color="#000000" fo:font-size="10pt" style:font-size-asian="10pt" style:font-size-complex="10pt"/>
    </style:style>
    <style:style style:name="P7" style:family="paragraph">
      <style:paragraph-properties fo:text-align="center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8000" style:font-name="Times New Roman" fo:font-size="16pt" fo:font-weight="bold" style:font-size-asian="14pt" style:font-weight-asian="bold" style:font-size-complex="14pt" style:font-weight-complex="bold"/>
    </style:style>
    <style:style style:name="T2" style:family="text">
      <style:text-properties fo:color="#008000" style:font-name="Times New Roman2" fo:font-size="16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color="#008000" style:font-name="Times New Roman" fo:font-size="16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7.252cm" svg:x="1.264cm" svg:y="2.169cm">
          <draw:image xlink:href="Pictures/10000000000007AA00000519A46E169B.jpg" xlink:type="simple" xlink:show="embed" xlink:actuate="onLoad">
            <text:p/>
          </draw:image>
        </draw:frame>
        <draw:frame draw:style-name="gr2" draw:text-style-name="P3" draw:layer="layout" svg:width="2.159cm" svg:height="0.878cm" svg:x="8.393cm" svg:y="5.091cm">
          <draw:text-box>
            <text:p text:style-name="P2"><text:span text:style-name="T1">~ -1V</text:span></text:p>
          </draw:text-box>
        </draw:frame>
        <draw:frame draw:style-name="gr2" draw:text-style-name="P3" draw:layer="layout" svg:width="2.159cm" svg:height="0.878cm" svg:x="11.795cm" svg:y="4.031cm">
          <draw:text-box>
            <text:p text:style-name="P2"><text:span text:style-name="T1">55.1V</text:span></text:p>
          </draw:text-box>
        </draw:frame>
        <draw:frame draw:style-name="gr2" draw:text-style-name="P3" draw:layer="layout" svg:width="2.667cm" svg:height="0.878cm" svg:x="17.383cm" svg:y="4.048cm">
          <draw:text-box>
            <text:p text:style-name="P2"><text:span text:style-name="T1">118.3V</text:span></text:p>
          </draw:text-box>
        </draw:frame>
        <draw:frame draw:style-name="gr2" draw:text-style-name="P3" draw:layer="layout" svg:width="2.794cm" svg:height="0.878cm" svg:x="21.955cm" svg:y="10.1cm">
          <draw:text-box>
            <text:p text:style-name="P2"><text:span text:style-name="T1">129.6V</text:span></text:p>
          </draw:text-box>
        </draw:frame>
        <draw:frame draw:style-name="gr2" draw:text-style-name="P3" draw:layer="layout" svg:width="2.413cm" svg:height="0.878cm" svg:x="15.986cm" svg:y="10.481cm">
          <draw:text-box>
            <text:p text:style-name="P2"><text:span text:style-name="T1">129.1V</text:span></text:p>
          </draw:text-box>
        </draw:frame>
        <draw:frame draw:style-name="gr2" draw:text-style-name="P3" draw:layer="layout" svg:width="2.667cm" svg:height="0.878cm" svg:x="16.113cm" svg:y="14.119cm">
          <draw:text-box>
            <text:p text:style-name="P2"><text:span text:style-name="T1">168Vpp</text:span></text:p>
          </draw:text-box>
        </draw:frame>
        <draw:frame draw:style-name="gr2" draw:text-style-name="P3" draw:layer="layout" svg:width="2.667cm" svg:height="0.878cm" svg:x="6.715cm" svg:y="14.335cm">
          <draw:text-box>
            <text:p text:style-name="P2"><text:span text:style-name="T1">120VAC</text:span></text:p>
          </draw:text-box>
        </draw:frame>
        <draw:frame draw:style-name="gr2" draw:text-style-name="P3" draw:layer="layout" svg:width="2.667cm" svg:height="0.878cm" draw:transform="rotate (-1.5707963267949) translate (22.971cm 7.985cm)">
          <draw:text-box>
            <text:p text:style-name="P2"><text:span text:style-name="T1">48.4mA</text:span></text:p>
          </draw:text-box>
        </draw:frame>
        <draw:frame draw:style-name="gr2" draw:text-style-name="P3" draw:layer="layout" svg:width="2.667cm" svg:height="0.878cm" draw:transform="rotate (-1.5707963267949) translate (22.861cm 10.498cm)">
          <draw:text-box>
            <text:p text:style-name="P2"><text:span text:style-name="T1">48.5mA</text:span></text:p>
          </draw:text-box>
        </draw:frame>
        <draw:line draw:style-name="gr3" draw:text-style-name="P4" draw:layer="layout" svg:x1="22.082cm" svg:y1="12.403cm" svg:x2="22.082cm" svg:y2="10.371cm">
          <text:p/>
        </draw:line>
        <draw:line draw:style-name="gr3" draw:text-style-name="P4" draw:layer="layout" svg:x1="22.209cm" svg:y1="10.017cm" svg:x2="22.209cm" svg:y2="7.985cm">
          <text:p/>
        </draw:line>
        <draw:line draw:style-name="gr3" draw:text-style-name="P4" draw:layer="layout" svg:x1="22.209cm" svg:y1="10.018cm" svg:x2="22.209cm" svg:y2="7.986cm">
          <text:p/>
        </draw:line>
        <draw:frame draw:style-name="gr2" draw:text-style-name="P3" draw:layer="layout" svg:width="2.667cm" svg:height="0.878cm" draw:transform="rotate (-1.5707963267949) translate (22.075cm 5.139cm)">
          <draw:text-box>
            <text:p text:style-name="P2"><text:span text:style-name="T1">225</text:span><text:span text:style-name="T2">Ω</text:span></text:p>
          </draw:text-box>
        </draw:frame>
        <draw:frame draw:style-name="gr2" draw:text-style-name="P3" draw:layer="layout" svg:width="2.667cm" svg:height="0.878cm" draw:transform="rotate (-1.5707963267949) translate (13.954cm 7.731cm)">
          <draw:text-box>
            <text:p text:style-name="P2"><text:span text:style-name="T1">0.134mA</text:span></text:p>
          </draw:text-box>
        </draw:frame>
        <draw:line draw:style-name="gr3" draw:text-style-name="P4" draw:layer="layout" svg:x1="13.065cm" svg:y1="10.144cm" svg:x2="13.065cm" svg:y2="8.112cm">
          <text:p/>
        </draw:line>
        <draw:frame draw:style-name="gr2" draw:text-style-name="P3" draw:layer="layout" svg:width="2.667cm" svg:height="0.878cm" svg:x="18.907cm" svg:y="9.001cm">
          <draw:text-box>
            <text:p text:style-name="P2"><text:span text:style-name="T1">3740</text:span><text:span text:style-name="T2">Ω</text:span></text:p>
          </draw:text-box>
        </draw:frame>
        <draw:frame draw:style-name="gr2" draw:text-style-name="P3" draw:layer="layout" svg:width="2.667cm" svg:height="0.878cm" draw:transform="rotate (1.5707963267949) translate (17.383cm 9.763cm)">
          <draw:text-box>
            <text:p text:style-name="P5"><text:span text:style-name="T3">163.4</text:span><text:span text:style-name="T2">Ω</text:span></text:p>
          </draw:text-box>
        </draw:frame>
        <draw:frame draw:style-name="gr2" draw:text-style-name="P3" draw:layer="layout" svg:width="2.667cm" svg:height="0.878cm" svg:x="16.24cm" svg:y="6.345cm">
          <draw:text-box>
            <text:p text:style-name="P2"><text:span text:style-name="T1">7.9V</text:span></text:p>
          </draw:text-box>
        </draw:frame>
        <draw:custom-shape draw:style-name="gr4" draw:text-style-name="P2" draw:layer="layout" svg:width="0.254cm" svg:height="4.445cm" svg:x="18.145cm" svg:y="5.953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245cm" svg:y1="4.81cm" svg:x2="18.245cm" svg:y2="5.826cm">
          <text:p/>
        </draw:line>
        <draw:frame draw:style-name="gr2" draw:text-style-name="P7" draw:layer="layout" svg:width="0.762cm" svg:height="0.762cm" svg:x="11.16cm" svg:y="4.683cm">
          <draw:text-box>
            <text:p text:style-name="P6"><text:span text:style-name="T4">6</text:span></text:p>
          </draw:text-box>
        </draw:frame>
        <draw:frame draw:style-name="gr2" draw:text-style-name="P7" draw:layer="layout" svg:width="0.762cm" svg:height="0.762cm" svg:x="10.525cm" svg:y="6.588cm">
          <draw:text-box>
            <text:p text:style-name="P6"><text:span text:style-name="T4">3</text:span></text:p>
          </draw:text-box>
        </draw:frame>
        <draw:frame draw:style-name="gr2" draw:text-style-name="P7" draw:layer="layout" svg:width="0.762cm" svg:height="0.762cm" svg:x="9.636cm" svg:y="5.826cm">
          <draw:text-box>
            <text:p text:style-name="P6"><text:span text:style-name="T4">2</text:span></text:p>
          </draw:text-box>
        </draw:frame>
        <draw:frame draw:style-name="gr2" draw:text-style-name="P7" draw:layer="layout" svg:width="0.762cm" svg:height="0.762cm" svg:x="15.097cm" svg:y="5.445cm">
          <draw:text-box>
            <text:p text:style-name="P6"><text:span text:style-name="T4">5</text:span></text:p>
          </draw:text-box>
        </draw:frame>
        <draw:frame draw:style-name="gr2" draw:text-style-name="P7" draw:layer="layout" svg:width="0.762cm" svg:height="0.762cm" svg:x="16.875cm" svg:y="6.08cm">
          <draw:text-box>
            <text:p text:style-name="P6"><text:span text:style-name="T4">8</text:span></text:p>
          </draw:text-box>
        </draw:frame>
        <draw:frame draw:style-name="gr2" draw:text-style-name="P7" draw:layer="layout" svg:width="0.762cm" svg:height="0.762cm" svg:x="17.129cm" svg:y="5.318cm">
          <draw:text-box>
            <text:p text:style-name="P6"><text:span text:style-name="T4">4</text:span></text:p>
          </draw:text-box>
        </draw:frame>
        <draw:frame draw:style-name="gr2" draw:text-style-name="P7" draw:layer="layout" svg:width="0.762cm" svg:height="0.762cm" svg:x="15.986cm" svg:y="4.556cm">
          <draw:text-box>
            <text:p text:style-name="P6"><text:span text:style-name="T4">3</text:span></text:p>
          </draw:text-box>
        </draw:frame>
        <draw:frame draw:style-name="gr2" draw:text-style-name="P7" draw:layer="layout" svg:width="0.762cm" svg:height="0.762cm" svg:x="21.32cm" svg:y="12.43cm">
          <draw:text-box>
            <text:p text:style-name="P6"><text:span text:style-name="T4">8</text:span></text:p>
          </draw:text-box>
        </draw:frame>
        <draw:frame draw:style-name="gr2" draw:text-style-name="P7" draw:layer="layout" svg:width="0.762cm" svg:height="0.762cm" svg:x="21.447cm" svg:y="14.335cm">
          <draw:text-box>
            <text:p text:style-name="P6"><text:span text:style-name="T4">5</text:span></text:p>
          </draw:text-box>
        </draw:frame>
        <draw:frame draw:style-name="gr2" draw:text-style-name="P3" draw:layer="layout" svg:width="2.667cm" svg:height="0.878cm" draw:transform="rotate (1.5707963267949) translate (11.298cm 9.255cm)">
          <draw:text-box>
            <text:p text:style-name="P2"><text:span text:style-name="T3">552K</text:span><text:span text:style-name="T2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16:03.965855266</meta:creation-date>
    <dc:date>2016-05-01T12:28:30.971184458</dc:date>
    <meta:editing-duration>PT2H1M49S</meta:editing-duration>
    <meta:editing-cycles>32</meta:editing-cycles>
    <meta:generator>LibreOffice/4.2.8.2$Linux_x86 LibreOffice_project/420m0$Build-2</meta:generator>
    <meta:print-date>2016-05-01T12:10:27.111650186</meta:print-date>
    <meta:document-statistic meta:object-count="31"/>
  </office:meta>
</office:document-meta>
</file>